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9900ff"/>
    </style:style>
    <style:style style:name="P2" style:family="paragraph" style:parent-style-name="Standard">
      <style:text-properties fo:color="#9900ff" fo:font-weight="bold" style:font-weight-asian="bold" style:font-weight-complex="bold"/>
    </style:style>
    <style:style style:name="P3" style:family="paragraph" style:parent-style-name="Standard">
      <style:text-properties fo:color="#cc6699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9900ff"/>
    </style:style>
    <style:style style:name="T2" style:family="text">
      <style:text-properties fo:color="#9900ff" fo:font-weight="bold" style:font-weight-asian="bold" style:font-weight-complex="bold"/>
    </style:style>
    <style:style style:name="T3" style:family="text">
      <style:text-properties fo:color="#cc6699"/>
    </style:style>
    <style:style style:name="T4" style:family="text">
      <style:text-properties fo:color="#cc6699" fo:font-style="italic" style:font-style-asian="italic" style:font-style-complex="italic"/>
    </style:style>
    <style:style style:name="T5" style:family="text">
      <style:text-properties fo:color="#cc6699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cc6699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* </text:span>{</text:p>
      <text:p text:style-name="Standard"><text:s text:c="2"/>box-sizing: border-box;</text:p>
      <text:p text:style-name="Standard">}</text:p>
      <text:p text:style-name="Standard"/>
      <text:p text:style-name="Standard"><text:span text:style-name="T5">p</text:span> {</text:p>
      <text:p text:style-name="Standard"><text:s text:c="2"/>margin-left: 20%;</text:p>
      <text:p text:style-name="Standard"><text:s text:c="2"/>font-size: 320%;</text:p>
      <text:p text:style-name="Standard"><text:s text:c="2"/>font-weight: bold;</text:p>
      <text:p text:style-name="Standard"><text:s text:c="2"/>margin-bottom: 5%;</text:p>
      <text:p text:style-name="Standard">}</text:p>
      <text:p text:style-name="Standard"/>
      <text:p text:style-name="P2">/* Slideshow container */</text:p>
      <text:p text:style-name="Standard"><text:span text:style-name="T5">.slideshow-container </text:span>{</text:p>
      <text:p text:style-name="Standard"><text:s text:c="2"/>max-width: 615px;</text:p>
      <text:p text:style-name="Standard"><text:s text:c="2"/>position: relative;</text:p>
      <text:p text:style-name="Standard"><text:s text:c="2"/>margin: auto;</text:p>
      <text:p text:style-name="Standard"><text:s text:c="2"/>animation: mySlides 2s ease; <text:span text:style-name="T2">/* Effet apparition slide */</text:span></text:p>
      <text:p text:style-name="Standard"><text:s text:c="2"/>box-shadow: #7c7979 1px 2px 9px 1px;</text:p>
      <text:p text:style-name="Standard"><text:s text:c="2"/>border-radius: 5px;</text:p>
      <text:p text:style-name="Standard">}</text:p>
      <text:p text:style-name="Standard"/>
      <text:p text:style-name="Standard"><text:span text:style-name="T5">@keyframes mySlides</text:span>{</text:p>
      <text:p text:style-name="Standard"><text:s text:c="2"/>0%{</text:p>
      <text:p text:style-name="Standard"><text:s text:c="4"/>opacity:0;transform:scale(1.1);</text:p>
      <text:p text:style-name="Standard"><text:s text:c="2"/>}</text:p>
      <text:p text:style-name="Standard"><text:s text:c="2"/>100%{</text:p>
      <text:p text:style-name="Standard"><text:s text:c="4"/>opacity: 1;transform: scale(1);</text:p>
      <text:p text:style-name="Standard"><text:s text:c="2"/>}</text:p>
      <text:p text:style-name="Standard">}</text:p>
      <text:p text:style-name="Standard"/>
      <text:p text:style-name="Standard"><text:span text:style-name="T5">#mySlides fade </text:span>{</text:p>
      <text:p text:style-name="Standard"><text:s text:c="2"/>width: 712px;</text:p>
      <text:p text:style-name="Standard"><text:s text:c="2"/>height: 264px;</text:p>
      <text:p text:style-name="Standard"><text:s text:c="2"/>box-shadow: #7c7979 1px 2px 9px 1px;</text:p>
      <text:p text:style-name="Standard">}</text:p>
      <text:p text:style-name="Standard"/>
      <text:p text:style-name="P2">/* Hide the images by default */</text:p>
      <text:p text:style-name="Standard"><text:span text:style-name="T5">.mySlides</text:span> {</text:p>
      <text:p text:style-name="Standard"><text:s text:c="2"/>display: none;</text:p>
      <text:p text:style-name="Standard">}</text:p>
      <text:p text:style-name="Standard"/>
      <text:p text:style-name="Standard"><text:span text:style-name="T5">img </text:span>{</text:p>
      <text:p text:style-name="Standard"><text:s text:c="2"/>border-radius: 5px;</text:p>
      <text:p text:style-name="Standard"><text:s text:c="2"/>margin-bottom: -1%;</text:p>
      <text:p text:style-name="Standard"><text:s text:c="2"/>animation: 2s ease-in-out;</text:p>
      <text:p text:style-name="Standard">}</text:p>
      <text:p text:style-name="Standard"/>
      <text:p text:style-name="Standard"><text:span text:style-name="T5">.texte .active</text:span>{</text:p>
      <text:p text:style-name="Standard"><text:s text:c="2"/>display: flex;</text:p>
      <text:p text:style-name="Standard">}</text:p>
      <text:p text:style-name="Standard"/>
      <text:p text:style-name="P1">/* Next &amp; previous buttons */</text:p>
      <text:p text:style-name="P3"><text:soft-page-break/>.prev,</text:p>
      <text:p text:style-name="Standard"><text:span text:style-name="T5">.next </text:span>{</text:p>
      <text:p text:style-name="Standard"><text:s text:c="2"/>cursor: pointer;</text:p>
      <text:p text:style-name="Standard"><text:s text:c="2"/>position: absolute;</text:p>
      <text:p text:style-name="Standard"><text:s text:c="2"/>top: 50%;</text:p>
      <text:p text:style-name="Standard"><text:s text:c="2"/>width: auto;</text:p>
      <text:p text:style-name="Standard"><text:s text:c="2"/>margin-top: -22px;</text:p>
      <text:p text:style-name="Standard"><text:s text:c="2"/>padding: 16px;</text:p>
      <text:p text:style-name="Standard"><text:s text:c="2"/>color: white;</text:p>
      <text:p text:style-name="Standard"><text:s text:c="2"/>font-weight: bold;</text:p>
      <text:p text:style-name="Standard"><text:s text:c="2"/>font-size: 18px;</text:p>
      <text:p text:style-name="Standard"><text:s text:c="2"/>transition: 0.6s ease;</text:p>
      <text:p text:style-name="Standard"><text:s text:c="2"/>border-radius: 0 3px 3px 0;</text:p>
      <text:p text:style-name="Standard"><text:s text:c="2"/>user-select: none;</text:p>
      <text:p text:style-name="Standard">}</text:p>
      <text:p text:style-name="Standard"/>
      <text:p text:style-name="P1">/* Position the "next button" to the right */</text:p>
      <text:p text:style-name="Standard"><text:span text:style-name="T5">.next</text:span> {</text:p>
      <text:p text:style-name="Standard"><text:s text:c="2"/>right: 0;</text:p>
      <text:p text:style-name="Standard"><text:s text:c="2"/>border-radius: 3px 0 0 3px;</text:p>
      <text:p text:style-name="Standard">}</text:p>
      <text:p text:style-name="Standard"/>
      <text:p text:style-name="P1">/* On hover, add a black background color with a little bit see-through */</text:p>
      <text:p text:style-name="P3">.prev:hover,</text:p>
      <text:p text:style-name="Standard"><text:span text:style-name="T5">.next:hover</text:span> {</text:p>
      <text:p text:style-name="Standard"><text:s text:c="2"/>background-color: rgba(0, 0, 0, 0.8);</text:p>
      <text:p text:style-name="Standard">}</text:p>
      <text:p text:style-name="Standard"/>
      <text:p text:style-name="P1">/*** Buttons play/paused ***/</text:p>
      <text:p text:style-name="Standard"><text:span text:style-name="T5">#carouselButtons</text:span> {</text:p>
      <text:p text:style-name="Standard"><text:s text:c="2"/>margin-left: 48%;</text:p>
      <text:p text:style-name="Standard"><text:s text:c="2"/>position: absolute;</text:p>
      <text:p text:style-name="Standard"><text:s text:c="2"/>bottom: 25%;</text:p>
      <text:p text:style-name="Standard"><text:s text:c="2"/>top: 90%;</text:p>
      <text:p text:style-name="Standard">}</text:p>
      <text:p text:style-name="Standard"/>
      <text:p text:style-name="Standard"><text:span text:style-name="T5">.fa</text:span> {</text:p>
      <text:p text:style-name="Standard"><text:s text:c="2"/>color: white;</text:p>
      <text:p text:style-name="Standard"><text:s text:c="2"/>z-index: 2;</text:p>
      <text:p text:style-name="Standard">}</text:p>
      <text:p text:style-name="Standard"/>
      <text:p text:style-name="Standard"><text:span text:style-name="T5">#startCycle </text:span>{</text:p>
      <text:p text:style-name="Standard"><text:s text:c="2"/>position: relative;</text:p>
      <text:p text:style-name="Standard"><text:s text:c="2"/>z-index: 2;</text:p>
      <text:p text:style-name="Standard">}</text:p>
      <text:p text:style-name="Standard"/>
      <text:p text:style-name="Standard"><text:span text:style-name="T5">#stopCycle</text:span> {</text:p>
      <text:p text:style-name="Standard"><text:s text:c="2"/>position: absolute;</text:p>
      <text:p text:style-name="Standard"><text:s text:c="2"/>margin-left: 124%;</text:p>
      <text:p text:style-name="Standard"><text:s text:c="2"/>z-index: 2;</text:p>
      <text:p text:style-name="Standard">}</text:p>
      <text:p text:style-name="Standard"/>
      <text:p text:style-name="Standard"><text:soft-page-break/><text:span text:style-name="T5">#carouselButtons :hover </text:span>{</text:p>
      <text:p text:style-name="Standard"><text:s text:c="2"/>color: #00a9b0;</text:p>
      <text:p text:style-name="Standard"><text:s text:c="2"/>cursor: pointer;</text:p>
      <text:p text:style-name="Standard"><text:s text:c="2"/>border-radius: 0 3px 3px 0;</text:p>
      <text:p text:style-name="Standard"><text:s text:c="2"/>user-select: none;</text:p>
      <text:p text:style-name="Standard">}</text:p>
      <text:p text:style-name="P4"/>
      <text:p text:style-name="P2">/* The dots/bullets/indicators */</text:p>
      <text:p text:style-name="Standard"><text:span text:style-name="T5">.dot </text:span>{</text:p>
      <text:p text:style-name="Standard"><text:s text:c="2"/>cursor: pointer;</text:p>
      <text:p text:style-name="Standard"><text:s text:c="2"/>height: 15px;</text:p>
      <text:p text:style-name="Standard"><text:s text:c="2"/>width: 15px;</text:p>
      <text:p text:style-name="Standard"><text:s text:c="2"/>margin: 0 2px;</text:p>
      <text:p text:style-name="Standard"><text:s text:c="2"/>background-color: #bbb;</text:p>
      <text:p text:style-name="Standard"><text:s text:c="2"/>border-radius: 50%;</text:p>
      <text:p text:style-name="Standard"><text:s text:c="2"/>display: inline-block;</text:p>
      <text:p text:style-name="Standard"><text:s text:c="2"/>margin-top: 1%;</text:p>
      <text:p text:style-name="Standard">}</text:p>
      <text:p text:style-name="Standard"/>
      <text:p text:style-name="P3">.active,</text:p>
      <text:p text:style-name="Standard"><text:span text:style-name="T5">.dot:hover</text:span> {</text:p>
      <text:p text:style-name="Standard"><text:s text:c="2"/>background-color: #717171;</text:p>
      <text:p text:style-name="Standard">}</text:p>
      <text:p text:style-name="Standard"/>
      <text:p text:style-name="Standard"><text:span text:style-name="T5">h1</text:span> {</text:p>
      <text:p text:style-name="Standard"><text:s text:c="2"/>color: #e04aa4;</text:p>
      <text:p text:style-name="Standard"><text:s text:c="2"/>position: absolute;</text:p>
      <text:p text:style-name="Standard"><text:s text:c="2"/>margin-top: -22%;</text:p>
      <text:p text:style-name="Standard"><text:s text:c="2"/>margin-left: 3%;</text:p>
      <text:p text:style-name="Standard"><text:s text:c="2"/>border-bottom: 2px solid #e04aa4;</text:p>
      <text:p text:style-name="Standard"><text:s text:c="2"/>z-index: 2;</text:p>
      <text:p text:style-name="Standard">}</text:p>
      <text:p text:style-name="Standard"/>
      <text:p text:style-name="Standard"><text:span text:style-name="T5">h2 </text:span>{</text:p>
      <text:p text:style-name="Standard"><text:s text:c="2"/>position: absolute;</text:p>
      <text:p text:style-name="Standard"><text:s text:c="2"/>margin-top: -8%;</text:p>
      <text:p text:style-name="Standard"><text:s text:c="2"/>margin-left: 12%;</text:p>
      <text:p text:style-name="Standard"><text:s text:c="2"/>bottom: 5%;</text:p>
      <text:p text:style-name="Standard"><text:s text:c="2"/>color: white;</text:p>
      <text:p text:style-name="Standard"><text:s text:c="2"/>z-index: 2;</text:p>
      <text:p text:style-name="Standard">}</text:p>
      <text:p text:style-name="Standard"/>
      <text:p text:style-name="Standard"><text:span text:style-name="T5">.filtregris </text:span>{</text:p>
      <text:p text:style-name="Standard"><text:s text:c="2"/>position: absolute;</text:p>
      <text:p text:style-name="Standard"><text:s text:c="2"/>height: 172%;</text:p>
      <text:p text:style-name="Standard"><text:s text:c="2"/>width: 100%;</text:p>
      <text:p text:style-name="Standard"><text:s text:c="2"/>background-color: rgb(0, 0, 0);</text:p>
      <text:p text:style-name="Standard"><text:s text:c="2"/>z-index: 1;</text:p>
      <text:p text:style-name="Standard"><text:s text:c="2"/>top: 62.5%;</text:p>
      <text:p text:style-name="Standard"><text:s text:c="2"/>margin-bottom: -108%;</text:p>
      <text:p text:style-name="Standard"><text:s text:c="2"/>margin-top: 1.5%;</text:p>
      <text:p text:style-name="Standard"><text:s text:c="2"/>opacity: 0.7;</text:p>
      <text:p text:style-name="Standard"><text:soft-page-break/><text:s text:c="2"/>height: 36%;</text:p>
      <text:p text:style-name="Standard"><text:s text:c="2"/>padding-right: 44%;</text:p>
      <text:p text:style-name="Standard"><text:s text:c="2"/>margin-right: -89%;</text:p>
      <text:p text:style-name="Standard"><text:s text:c="2"/>border-radius: 5px;</text:p>
      <text:p text:style-name="Standard">}</text:p>
      <text:p text:style-name="P3"/>
      <text:p text:style-name="Standard"><text:span text:style-name="T5">.texte</text:span> {</text:p>
      <text:p text:style-name="Standard"><text:s text:c="2"/>background-color: rgba(0, 0, 0, 0.6);</text:p>
      <text:p text:style-name="Standard">}</text:p>
      <text:p text:style-name="Standard"/>
      <text:p text:style-name="P2">/* map */</text:p>
      <text:p text:style-name="Standard">.leaflet-container {</text:p>
      <text:p text:style-name="Standard"><text:s text:c="2"/>margin-top: 5%;</text:p>
      <text:p text:style-name="Standard"><text:s text:c="2"/>padding-bottom: 30%;</text:p>
      <text:p text:style-name="Standard"><text:s text:c="2"/>margin-bottom: 20%;</text:p>
      <text:p text:style-name="Standard"><text:s text:c="2"/>margin-left: 4%;</text:p>
      <text:p text:style-name="Standard"><text:s text:c="2"/>margin-right: 3%;</text:p>
      <text:p text:style-name="Standard"><text:s text:c="2"/>border: double;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</meta:editing-duration>
    <meta:editing-cycles>7</meta:editing-cycles>
    <meta:generator>OpenOffice/4.1.6$Win32 OpenOffice.org_project/416m1$Build-9790</meta:generator>
    <dc:date>2020-10-10T15:42:30.98</dc:date>
    <meta:document-statistic meta:table-count="0" meta:image-count="0" meta:object-count="0" meta:page-count="4" meta:paragraph-count="153" meta:word-count="350" meta:character-count="2487"/>
    <meta:user-defined meta:name="Info 1"/>
    <meta:user-defined meta:name="Info 2"/>
    <meta:user-defined meta:name="Info 3"/>
    <meta:user-defined meta:name="Info 4"/>
  </office:meta>
</office:document-meta>
</file>